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5.1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302cm" fo:break-before="auto" style:use-optimal-row-height="true"/>
    </style:style>
    <style:style style:name="ro5" style:family="table-row">
      <style:table-row-properties style:row-height="2.489cm" fo:break-before="auto" style:use-optimal-row-height="true"/>
    </style:style>
    <style:style style:name="ro6" style:family="table-row">
      <style:table-row-properties style:row-height="4.26cm" fo:break-before="auto" style:use-optimal-row-height="fals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9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2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29"/>
        <table:table-column table:style-name="co6" table:default-cell-style-name="ce49"/>
        <table:table-column table:style-name="co7" table:default-cell-style-name="ce59"/>
        <table:table-column table:style-name="co8" table:visibility="collapse" table:number-columns-repeated="6" table:default-cell-style-name="ce65"/>
        <table:table-column table:style-name="co8" table:visibility="collapse" table:default-cell-style-name="ce71"/>
        <table:table-column table:style-name="co9" table:default-cell-style-name="ce65"/>
        <table:table-column table:style-name="co7" table:default-cell-style-name="ce49"/>
        <table:table-column table:style-name="co10" table:default-cell-style-name="ce29"/>
        <table:table-column table:style-name="co7" table:number-columns-repeated="72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9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9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3">
          <table:table-cell table:number-columns-repeated="3"/>
          <table:table-cell table:style-name="ce19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9"/>
          <table:table-cell table:number-columns-repeated="8"/>
          <table:table-cell table:style-name="ce49"/>
          <table:table-cell/>
          <table:table-cell table:style-name="ce49"/>
          <table:table-cell table:number-columns-repeated="1007"/>
        </table:table-row>
        <table:table-row table:style-name="ro3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4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35" office:value-type="string" calcext:value-type="string" table:number-columns-spanned="1" table:number-rows-spanned="2">
            <text:p>Bemerkung</text:p>
          </table:table-cell>
          <table:table-cell table:style-name="ce43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3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35" office:value-type="string" calcext:value-type="string" table:number-columns-spanned="1" table:number-rows-spanned="2">
            <text:p>Diskussion</text:p>
          </table:table-cell>
          <table:table-cell table:style-name="ce43" office:value-type="string" calcext:value-type="string" table:number-columns-spanned="1" table:number-rows-spanned="2">
            <text:p>Umsetzung in Profil</text:p>
            <text:p>entsprechend Spalte "ISiK"</text:p>
          </table:table-cell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3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4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covered-table-cell table:style-name="ce35" office:value-type="string" calcext:value-type="string">
            <text:p>Bemerkung</text:p>
          </table:covered-table-cell>
          <table:covered-table-cell table:style-name="ce24"/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3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Impfstoff?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Normgröß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style-name="ce30" office:value-type="string" calcext:value-type="string">
            <text:p>PZN</text:p>
            <text:p>or ATC-DE</text:p>
            <text:p>or ABDATA WG14</text:p>
            <text:p>or Freitext</text:p>
          </table:table-cell>
          <table:table-cell table:number-columns-repeated="1007"/>
        </table:table-row>
        <table:table-row table:style-name="ro3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 office:value-type="string" calcext:value-type="string">
            <text:p>'=&gt; weglassen, nicht im scope</text:p>
          </table:table-cell>
          <table:table-cell table:style-name="ce30" office:value-type="string" calcext:value-type="string">
            <text:p>x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freiverkäuflich?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Hersteller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13" office:value-type="string" calcext:value-type="string">
            <text:p>Darreichungsfor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covered-table-cell table:style-name="ce13"/>
          <table:table-cell table:style-name="ce13" office:value-type="string" calcext:value-type="string">
            <text:p>Bestandteil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7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style-name="ce57" office:value-type="string" calcext:value-type="string">
            <text:p>ASK</text:p>
            <text:p>or ATC-DE</text:p>
            <text:p>or PZN</text:p>
            <text:p>or ABDATA WG14</text:p>
            <text:p>or Freitext</text:p>
          </table:table-cell>
          <table:table-cell table:number-columns-repeated="1007"/>
        </table:table-row>
        <table:table-row table:style-name="ro3">
          <table:covered-table-cell table:style-name="ce5"/>
          <table:covered-table-cell table:style-name="ce13"/>
          <table:table-cell table:style-name="ce13" office:value-type="string" calcext:value-type="string">
            <text:p>aktiv?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covered-table-cell table:style-name="ce13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7">
          <table:covered-table-cell table:style-name="ce5"/>
          <table:covered-table-cell table:style-name="ce13"/>
          <table:table-cell table:style-name="ce13" office:value-type="string" calcext:value-type="string">
            <text:p>Wirkstofftyp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  <text:p/>
            <text:p><text:span text:style-name="T1">IG: Hinweis/Frage, ob sinvoll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13" office:value-type="string" calcext:value-type="string">
            <text:p>Chargennumm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13" office:value-type="string" calcext:value-type="string">
            <text:p>Ablauf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1..1 HL7 ListStatu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table-cell table:style-name="ce13" office:value-type="string" calcext:value-type="string">
            <text:p>Listen-Mod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1..1 HL7 ListM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table-cell table:style-name="ce13" office:value-type="string" calcext:value-type="string">
            <text:p>Titel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table-cell table:style-name="ce13" office:value-type="string" calcext:value-type="string">
            <text:p>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covered-table-cell table:style-name="ce5"/>
          <table:table-cell table:style-name="ce13" office:value-type="string" calcext:value-type="string">
            <text:p>Eintra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covered-table-cell table:style-name="ce5"/>
          <table:table-cell table:style-name="ce13" office:value-type="string" calcext:value-type="string">
            <text:p>Änderun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covered-table-cell table:style-name="ce5"/>
          <table:table-cell table:style-name="ce13" office:value-type="string" calcext:value-type="string">
            <text:p>Sequenz-Nr.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13"/>
          <table:table-cell table:style-name="ce13" office:value-type="string" calcext:value-type="string">
            <text:p>Elemen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,</text:p>
            <text:p>URI</text:p>
          </table:table-cell>
          <table:table-cell table:style-name="ce37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10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7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30" office:value-type="string" calcext:value-type="string">
            <text:p>PZN</text:p>
            <text:p>or ATC-DE</text:p>
            <text:p>or ABDATA WG14</text:p>
            <text:p>or Freitext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7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Code/Freitext</text:p>
            <text:p>or Referenz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10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3"/>
          <table:table-cell table:style-name="ce37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30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</text:p>
            <text:p><text:span text:style-name="T1">3 /wk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number-columns-repeated="3" table:style-name="ce5"/>
          <table:table-cell table:style-name="ce5" office:value-type="string" calcext:value-type="string">
            <text:p><text:span text:style-name="T1">Rate/-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6"/>
          <table:table-cell table:style-name="ce49"/>
        </table:table-row>
        <table:table-row table:style-name="ro3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Zuzahlungs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Kennzeichen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Notdienstgebüh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BV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/>
          <table:table-cell table:style-name="ce13" office:value-type="string" calcext:value-type="string">
            <text:p>Unfall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/>
          <table:table-cell table:style-name="ce13" office:value-type="string" calcext:value-type="string">
            <text:p>Unfallbetrieb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/>
          <table:table-cell table:style-name="ce13" office:value-type="string" calcext:value-type="string">
            <text:p>Unfalltag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Rezepttyp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/>
          <table:table-cell table:style-name="ce13" office:value-type="string" calcext:value-type="string">
            <text:p>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Zweck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30" office:value-type="string" calcext:value-type="string">
            <text:p>PZN</text:p>
            <text:p>or ATC-DE</text:p>
            <text:p>or ABDATA WG14</text:p>
            <text:p>or Freitext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Aufent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Erstellungszeitpunkt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verordnende Pers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verordnende Organisati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Versicherungsverhältni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Anmerk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 (Markdown)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*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11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Rate/-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/>
          <table:table-cell table:style-name="ce13" office:value-type="string" calcext:value-type="string">
            <text:p>Meng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/>
          <table:table-cell table:style-name="ce13" office:value-type="string" calcext:value-type="string">
            <text:p>erlaub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 table:number-columns-spanned="1" table:number-rows-spanned="16">
            <text:p>Medikations-Verabreichung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Bestandteil von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30" office:value-type="string" calcext:value-type="string">
            <text:p>PZN</text:p>
            <text:p>or ATC-DE</text:p>
            <text:p>or ABDATA WG14</text:p>
            <text:p>or Freitext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  <text:p><text:span text:style-name="T1">xor Datum/Uhrzeit von/bis</text:span>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13" office:value-type="string" calcext:value-type="string">
            <text:p>Grund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11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ate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sverhältnis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 table:number-rows-repeated="2">
          <table:table-cell table:style-name="ce8"/>
          <table:table-cell table:number-columns-repeated="1023"/>
        </table:table-row>
        <table:table-row table:style-name="ro3">
          <table:table-cell table:style-name="ce10"/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table:style-name="ce10"/>
          <table:table-cell table:number-columns-repeated="1023"/>
        </table:table-row>
        <table:table-row table:style-name="ro3" table:number-rows-repeated="2">
          <table:table-cell table:style-name="ce8"/>
          <table:table-cell table:number-columns-repeated="1023"/>
        </table:table-row>
        <table:table-row table:style-name="ro3">
          <table:table-cell table:style-name="ce10"/>
          <table:table-cell table:number-columns-repeated="1023"/>
        </table:table-row>
        <table:table-row table:style-name="ro3" table:number-rows-repeated="152">
          <table:table-cell table:style-name="ce8"/>
          <table:table-cell table:number-columns-repeated="1023"/>
        </table:table-row>
        <table:table-row table:style-name="ro3" table:number-rows-repeated="10482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 style:data-style-name="N2" text:time-value="11:05:01.2155128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3-21T11:12:25.022088949</dc:date>
    <dc:creator>Stefan Lang</dc:creator>
    <meta:editing-duration>PT17H36M26S</meta:editing-duration>
    <meta:editing-cycles>646</meta:editing-cycles>
    <meta:generator>LibreOffice/6.4.7.2$Linux_X86_64 LibreOffice_project/40$Build-2</meta:generator>
    <meta:document-statistic meta:table-count="1" meta:cell-count="1854" meta:object-count="0"/>
  </office:meta>
</office:document-meta>
</file>